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641cm"/>
    </style:style>
    <style:style style:name="Tabla1.B" style:family="table-column">
      <style:table-column-properties style:column-width="12.36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✅ <text:span text:style-name="Strong_20_Emphasis">1. Documentar los Roles Principales</text:span>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Rol</text:p>
            </table:table-cell>
            <table:table-cell table:style-name="Tabla1.A1" office:value-type="string">
              <text:p text:style-name="Table_20_Heading">Descripción breve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Dueño</text:span></text:p>
          </table:table-cell>
          <table:table-cell table:style-name="Tabla1.A1" office:value-type="string">
            <text:p text:style-name="Table_20_Contents">Administra el negocio. Toma decisiones, revisa reportes, gestiona usuario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Despachador</text:span></text:p>
          </table:table-cell>
          <table:table-cell table:style-name="Tabla1.A1" office:value-type="string">
            <text:p text:style-name="Table_20_Contents">Atiende al cliente, registra ventas, imprime tickets, cobra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Motociclista / Repartidor</text:span></text:p>
          </table:table-cell>
          <table:table-cell table:style-name="Tabla1.A1" office:value-type="string">
            <text:p text:style-name="Table_20_Contents">Recoge pedidos, entrega productos, reporta entregas.</text:p>
          </table:table-cell>
        </table:table-row>
      </table:table>
      <text:p text:style-name="Standard"/>
      <text:h text:style-name="Heading_20_3" text:outline-level="3">✅ <text:span text:style-name="Strong_20_Emphasis">2. Simulación de Actividades Reales (por rol)</text:span></text:h>
      <text:h text:style-name="Heading_20_4" text:outline-level="4">👨‍💼 Dueño:</text:h>
      <text:list text:style-name="L1">
        <text:list-item>
          <text:p text:style-name="P1">Llega por la mañana, enciende el sistema.</text:p>
        </text:list-item>
        <text:list-item>
          <text:p text:style-name="P1">Revisa las ventas del día anterior.</text:p>
        </text:list-item>
        <text:list-item>
          <text:p text:style-name="P1">Verifica inventario y movimientos de caja.</text:p>
        </text:list-item>
        <text:list-item>
          <text:p text:style-name="P1">Da de alta o baja a usuarios (por ejemplo, si cambia de repartidor).</text:p>
        </text:list-item>
        <text:list-item>
          <text:p text:style-name="P1">A veces apoya en caja.</text:p>
        </text:list-item>
      </text:list>
      <text:h text:style-name="Heading_20_4" text:outline-level="4">🧍‍♂️ Despachador:</text:h>
      <text:list text:style-name="L2">
        <text:list-item>
          <text:p text:style-name="P2">Atiende a cada cliente que llega.</text:p>
        </text:list-item>
        <text:list-item>
          <text:p text:style-name="P2">Registra el pedido en el sistema (tortillas, totopos, etc.).</text:p>
        </text:list-item>
        <text:list-item>
          <text:p text:style-name="P2">Cobra (efectivo o terminal).</text:p>
        </text:list-item>
        <text:list-item>
          <text:p text:style-name="P2">Imprime ticket y entrega producto.</text:p>
        </text:list-item>
        <text:list-item>
          <text:p text:style-name="P2">Registra entradas o salidas de inventario (si hay devoluciones o fallas).</text:p>
        </text:list-item>
      </text:list>
      <text:h text:style-name="Heading_20_4" text:outline-level="4">🛵 Motociclista:</text:h>
      <text:list text:style-name="L3">
        <text:list-item>
          <text:p text:style-name="P3">Revisa en el sistema si hay pedidos para entregar.</text:p>
        </text:list-item>
        <text:list-item>
          <text:p text:style-name="P3">Toma un pedido, lo marca como “en camino”.</text:p>
        </text:list-item>
        <text:list-item>
          <text:p text:style-name="P3">Regresa y lo marca como “entregado” o reporta incidente.</text:p>
        </text:list-item>
      </text:list>
      <text:h text:style-name="Heading_20_3" text:outline-level="3">✅ <text:span text:style-name="Strong_20_Emphasis">3. Mapeo de Acciones por Rol</text:span></text:h>
      <text:p text:style-name="Text_20_body">Aquí un <text:span text:style-name="Strong_20_Emphasis">ejemplo inicial</text:span> del <text:span text:style-name="Strong_20_Emphasis">flujo real</text:span>:</text:p>
      <text:p text:style-name="Standard">Cliente llega → Despachador atiende → Sistema registra venta → Ticket → Producto entregado</text:p>
      <text:p text:style-name="Standard"/>
      <text:p text:style-name="Standard">Pedido a domicilio:</text:p>
      <text:p text:style-name="Standard">Cliente llama → Dueño o Despachador registra pedido → Repartidor toma pedido → Entrega → Se actualiza en sistema</text:p>
      <text:p text:style-name="Standard"/>
      <text:p text:style-name="Standard">Cierre del día:</text:p>
      <text:p text:style-name="Standard">Despachador entrega corte de caja → Dueño revisa en sistema → Compara con físico → Reporte diario generado</text:p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09:35:56.898318403</meta:creation-date>
    <dc:date>2025-07-27T09:42:02.862280758</dc:date>
    <meta:editing-duration>PT6M6S</meta:editing-duration>
    <meta:editing-cycles>1</meta:editing-cycles>
    <meta:document-statistic meta:table-count="1" meta:image-count="0" meta:object-count="0" meta:page-count="2" meta:paragraph-count="33" meta:word-count="233" meta:character-count="1377" meta:non-whitespace-character-count="1190"/>
    <meta:generator>LibreOffice/24.2.7.2$Linux_X86_64 LibreOffice_project/420$Build-2</meta:generator>
  </office:meta>
</office:document-meta>
</file>